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164542" officeooo:paragraph-rsid="00164542"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64542" officeooo:paragraph-rsid="00164542"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a1d89" officeooo:paragraph-rsid="001a1d89" style:font-size-asian="16pt" style:font-weight-asian="bold" style:font-size-complex="16pt" style:font-weight-complex="bold"/>
    </style:style>
    <style:style style:name="P4" style:family="paragraph" style:parent-style-name="Text_20_body">
      <style:text-properties officeooo:rsid="00164542" officeooo:paragraph-rsid="00164542"/>
    </style:style>
    <style:style style:name="P5" style:family="paragraph" style:parent-style-name="Heading_20_3">
      <style:text-properties officeooo:rsid="00164542" officeooo:paragraph-rsid="0018f4a7"/>
    </style:style>
    <style:style style:name="P6" style:family="paragraph" style:parent-style-name="Heading_20_3">
      <style:text-properties officeooo:rsid="00164542" officeooo:paragraph-rsid="00164542"/>
    </style:style>
    <style:style style:name="P7" style:family="paragraph" style:parent-style-name="Heading_20_3">
      <style:text-properties fo:font-size="14pt" officeooo:rsid="00164542" style:font-size-asian="14pt" style:font-size-complex="14pt"/>
    </style:style>
    <style:style style:name="P8" style:family="paragraph" style:parent-style-name="Heading_20_3">
      <style:text-properties fo:font-size="12pt" officeooo:rsid="00164542" style:font-size-asian="12pt" style:font-size-complex="12pt"/>
    </style:style>
    <style:style style:name="P9" style:family="paragraph" style:parent-style-name="Text_20_body" style:list-style-name="L1"/>
    <style:style style:name="P10" style:family="paragraph" style:parent-style-name="Text_20_body">
      <style:text-properties officeooo:rsid="00164542"/>
    </style:style>
    <style:style style:name="P11" style:family="paragraph" style:parent-style-name="Heading_20_4">
      <style:text-properties officeooo:rsid="00164542"/>
    </style:style>
    <style:style style:name="P12" style:family="paragraph" style:parent-style-name="Text_20_body" style:list-style-name="L2">
      <style:text-properties fo:background-color="#ffff00"/>
    </style:style>
    <style:style style:name="P13" style:family="paragraph" style:parent-style-name="Text_20_body">
      <style:text-properties officeooo:rsid="00164542" fo:background-color="#ffff00"/>
    </style:style>
    <style:style style:name="P14" style:family="paragraph" style:parent-style-name="Text_20_body" style:list-style-name="L3">
      <style:text-properties fo:background-color="#ffff00"/>
    </style:style>
    <style:style style:name="P15" style:family="paragraph" style:parent-style-name="Heading_20_3">
      <style:text-properties fo:font-weight="bold" officeooo:rsid="00164542" style:font-weight-asian="bold" style:font-weight-complex="bold"/>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officeooo:paragraph-rsid="001a1d89"/>
    </style:style>
    <style:style style:name="P20" style:family="paragraph" style:parent-style-name="Text_20_body">
      <style:text-properties fo:font-weight="normal" officeooo:rsid="00164542" officeooo:paragraph-rsid="001a1d89" fo:background-color="#ffff00" style:font-weight-asian="normal" style:font-weight-complex="normal"/>
    </style:style>
    <style:style style:name="T1" style:family="text">
      <style:text-properties officeooo:rsid="0018f4a7"/>
    </style:style>
    <style:style style:name="T2" style:family="text">
      <style:text-properties officeooo:rsid="001a1d89"/>
    </style:style>
    <style:style style:name="T3" style:family="text">
      <style:text-properties fo:font-weight="bold" style:font-weight-asian="bold" style:font-weight-complex="bold"/>
    </style:style>
    <style:style style:name="T4" style:family="text">
      <style:text-properties fo:background-color="#ffff00" loext:char-shading-value="0"/>
    </style:style>
    <style:style style:name="T5" style:family="text">
      <style:text-properties fo:font-weight="bold" officeooo:rsid="00164542" fo:background-color="#ffff00" loext:char-shading-value="0" style:font-weight-asian="bold" style:font-weight-complex="bold"/>
    </style:style>
    <style:style style:name="T6" style:family="text">
      <style:text-properties fo:font-weight="normal" officeooo:rsid="00164542" fo:background-color="#ffff00" loext:char-shading-value="0"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Emphasis">Confronto tra gli algoritmi di Dijkstra e A</text:span> per il Pathfinding su Reti Stradali</text:p>
      <text:p text:style-name="P2"/>
      <text:p text:style-name="P2"/>
      <text:p text:style-name="P3">Sanna Emanuele – s330417</text:p>
      <text:p text:style-name="P3">Silveri Marco - s33039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Introduzione</text:p>
      <text:p text:style-name="P4">L’obiettivo di questo report è analizzare e confrontare due tra i più noti algoritmi di pathfinding: <text:span text:style-name="Strong_20_Emphasis">Dijkstra</text:span> e <text:span text:style-name="Strong_20_Emphasis">A*</text:span>. Entrambi sono ampiamente utilizzati per la ricerca del cammino minimo in grafi pesati, ma si distinguono per efficienza e strategia di esplorazione, specialmente quando applicati a problemi reali di navigazione.</text:p>
      <text:p text:style-name="Text_20_body">Il contesto scelto per questa analisi è quello dei <text:span text:style-name="Strong_20_Emphasis">grafi pesati non direzionati</text:span>, modellati tramite la libreria <text:span text:style-name="Strong_20_Emphasis">OSMnx</text:span> di Python, che consente di scaricare e rappresentare porzioni di mappa reale (ad esempio una città) come grafo. In questo scenario, i nodi rappresentano intersezioni o punti georeferenziati, mentre gli archi rappresentano le strade e sono pesati sulla base della distanza.</text:p>
      <text:p text:style-name="Text_20_body">Il nostro obiettivo sarà quello di sviluppare un sistema che permetta di calcolare il cammino più breve tra due nodi della città (selezionati casualmente o in modo predefinito), in modo analogo – seppur in versione semplificata – a quanto farebbe un'applicazione di navigazione come Google Maps. Ciò permetterà non solo di osservare il comportamento pratico di ciascun algoritmo, ma anche di valutarne le differenze in termini di performance e accuratezza.</text:p>
      <text:h text:style-name="P5" text:outline-level="3"><text:span text:style-name="Strong_20_Emphasis"><text:span text:style-name="T1">2. Panoramica algoritmi</text:span></text:span></text:h>
      <text:h text:style-name="P6" text:outline-level="3"><text:span text:style-name="Strong_20_Emphasis">Algoritmo di Dijkstra</text:span></text:h>
      <text:p text:style-name="Text_20_body">L'<text:span text:style-name="Strong_20_Emphasis">algoritmo di Dijkstra</text:span> è uno dei metodi più noti per la ricerca del <text:span text:style-name="Strong_20_Emphasis">cammino minimo</text:span> in un grafo pesato. Proposto da Edsger Dijkstra nel 1956, è progettato per trovare il percorso più breve da un nodo sorgente a tutti gli altri nodi del grafo, a condizione che i pesi degli archi siano <text:span text:style-name="Strong_20_Emphasis">non negativi</text:span>.</text:p>
      <text:p text:style-name="Text_20_body">Il principio alla base dell’algoritmo è iterativo: partendo dal nodo iniziale, si espandono progressivamente i nodi adiacenti, aggiornando per ciascuno la <text:span text:style-name="Strong_20_Emphasis">distanza minima conosciuta</text:span>. I nodi vengono gestiti tramite una <text:span text:style-name="Strong_20_Emphasis">coda di priorità</text:span>, che seleziona sempre il nodo con la distanza più bassa non ancora visitato. Ogni volta che un nodo viene "estratto" dalla coda, le sue distanze vengono propagate ai vicini, se possibile migliorando quelle già note.</text:p>
      <text:p text:style-name="Text_20_body">Questo approccio garantisce che, una volta raggiunto un nodo, il percorso a esso associato sia effettivamente il più breve possibile. La versione classica con <text:span text:style-name="Strong_20_Emphasis">min-heap</text:span> (come <text:span text:style-name="Source_20_Text">heapq</text:span> in Python) e rappresentazione del grafo tramite liste di adiacenza ha una <text:span text:style-name="Strong_20_Emphasis">complessità temporale</text:span> di <text:span text:style-name="Strong_20_Emphasis">O((V + E) log V)</text:span>, dove <text:span text:style-name="Emphasis">V</text:span> è il numero di nodi e <text:span text:style-name="Emphasis">E</text:span> il numero di archi.</text:p>
      <text:p text:style-name="Text_20_body">L’algoritmo di Dijkstra è <text:span text:style-name="Strong_20_Emphasis">ottimale</text:span> (trova sempre la soluzione migliore) ma può risultare meno efficiente in termini di tempo di esecuzione rispetto ad approcci euristici, come l’algoritmo A*, specialmente su grafi molto grandi.</text:p>
      <text:h text:style-name="Heading_20_3" text:outline-level="3"><text:span text:style-name="Strong_20_Emphasis">Algoritmo A*</text:span></text:h>
      <text:p text:style-name="Text_20_body">L’<text:span text:style-name="Strong_20_Emphasis">algoritmo A*</text:span> è un’evoluzione strategica dell’algoritmo di Dijkstra, progettata per <text:span text:style-name="Strong_20_Emphasis">migliorare l’efficienza</text:span> nella ricerca del cammino più breve, specialmente in contesti complessi come <text:span text:style-name="Strong_20_Emphasis">reti stradali urbane di grandi dimensioni</text:span>.</text:p>
      <text:p text:style-name="Text_20_body">A differenza di Dijkstra, che esplora il grafo in modo uniforme in tutte le direzioni, A* adotta un approccio più <text:span text:style-name="Strong_20_Emphasis">mirato</text:span> e <text:span text:style-name="Strong_20_Emphasis">"verticale"</text:span>: cerca di dirigersi verso la destinazione seguendo un’<text:span text:style-name="Strong_20_Emphasis">euristica</text:span>, ovvero una stima del costo rimanente per raggiungere il nodo finale. Questa stima consente <text:soft-page-break/>all’algoritmo di <text:span text:style-name="Strong_20_Emphasis">concentrare l’esplorazione solo sui nodi più promettenti</text:span>, riducendo significativamente il numero di nodi analizzati.</text:p>
      <text:p text:style-name="Text_20_body">Grazie a questa caratteristica, A* risulta particolarmente efficace quando applicato a grafi di grandi dimensioni, come quelli derivati dalla rappresentazione di una città. In scenari reali come il calcolo del percorso in una mappa urbana, A* è spesso preferito perché riesce a trovare rapidamente soluzioni ottimali, evitando di analizzare inutilmente porzioni di grafo che non contribuiscono al percorso migliore.</text:p>
      <text:p text:style-name="Text_20_body">In sintesi, A* mantiene l’<text:span text:style-name="Strong_20_Emphasis">ottimalità</text:span> del risultato (a patto di utilizzare un’euristica ben progettata), ma ottiene una <text:span text:style-name="Strong_20_Emphasis">maggiore efficienza</text:span> operativa rispetto a Dijkstra, rendendolo particolarmente adatto a sistemi di navigazione, robotica mobile e giochi.</text:p>
      <text:h text:style-name="P7" text:outline-level="3"><text:span text:style-name="T2">2.1</text:span>. Confronto Concettuale</text:h>
      <text:p text:style-name="Text_20_body">Nel confronto tra Dijkstra e A*, emergono differenze sostanziali legate soprattutto all’impiego <text:span text:style-name="T3">dell’euristica</text:span> e alla conseguente efficienza operativa. Dijkstra segue una logica puramente deterministica: esplora tutti i percorsi possibili partendo dal nodo sorgente, senza alcuna informazione preventiva sulla posizione della destinazione. Questo garantisce l’ottimalità della soluzione in ogni circostanza, ma può risultare inefficiente in presenza di grafi molto estesi.</text:p>
      <text:p text:style-name="Text_20_body">A* introduce invece un elemento euristico, ossia una funzione di stima del costo rimanente per raggiungere il nodo obiettivo. Questa funzione guida la ricerca in maniera più intelligente, privilegiando i nodi che sembrano più vicini alla destinazione. Se l’euristica utilizzata è <text:span text:style-name="Strong_20_Emphasis">ammissibile</text:span> (cioè non sovrastima mai il costo reale), A* mantiene l’ottimalità del risultato, riducendo al contempo i tempi di calcolo rispetto a Dijkstra. Questo lo rende più adatto per applicazioni come il pathfinding su mappe geografiche, dove la posizione della destinazione è nota e può essere sfruttata per ottimizzare l’esplorazione.</text:p>
      <text:h text:style-name="P8" text:outline-level="3">Euristiche tipiche per A*</text:h>
      <text:p text:style-name="Text_20_body">La qualità dell’euristica è determinante per le performance dell’algoritmo A*. In ambito spaziale, le più comuni includono:</text:p>
      <text:list text:style-name="L1">
        <text:list-item>
          <text:p text:style-name="P9"><text:span text:style-name="Strong_20_Emphasis">Distanza Euclidea</text:span>: è l’euristica più naturale in uno spazio continuo, calcolata come distanza “in linea retta” tra due punti. <text:span text:style-name="T2">Per questo motivo è stata scelta in questo lavoro.</text:span></text:p>
        </text:list-item>
        <text:list-item>
          <text:p text:style-name="P9"><text:span text:style-name="Strong_20_Emphasis">Distanza di Manhattan</text:span></text:p>
        </text:list-item>
        <text:list-item>
          <text:p text:style-name="P9"><text:span text:style-name="Strong_20_Emphasis">Distanza Chebyshev</text:span></text:p>
        </text:list-item>
      </text:list>
      <text:p text:style-name="P10"/>
      <text:h text:style-name="P11" text:outline-level="4"><text:span text:style-name="Strong_20_Emphasis"><text:span text:style-name="T4">4. Implementazioni in Python</text:span></text:span></text:h>
      <text:list text:style-name="L2">
        <text:list-item>
          <text:p text:style-name="P12">Spiegazione passo-passo.</text:p>
        </text:list-item>
        <text:list-item>
          <text:p text:style-name="P12">Eventualmente usa la stessa griglia/mappa o grafo per entrambi.</text:p>
        </text:list-item>
      </text:list>
      <text:p text:style-name="P13"/>
      <text:h text:style-name="P11" text:outline-level="4"><text:span text:style-name="Strong_20_Emphasis"><text:span text:style-name="T4">5. Risultati e Discussione</text:span></text:span></text:h>
      <text:list text:style-name="L3">
        <text:list-item>
          <text:p text:style-name="P14">Analisi comparativa basata sugli esperimenti.</text:p>
        </text:list-item>
        <text:list-item>
          <text:p text:style-name="P14"><text:soft-page-break/>Confronto delle performance su grafi piccoli, medi e grandi.</text:p>
        </text:list-item>
        <text:list-item>
          <text:p text:style-name="P14">Commento sui casi in cui uno prevale sull’altro.</text:p>
        </text:list-item>
      </text:list>
      <text:h text:style-name="P15" text:outline-level="3">6. Conclusioni</text:h>
      <text:p text:style-name="Text_20_body">Dalla comparazione tra Dijkstra e A* emergono differenze significative sia sul piano teorico che pratico. Entrambi gli algoritmi condividono la stessa struttura di base per la ricerca del cammino minimo su grafi pesati, ma divergono per strategia di esplorazione ed efficienza computazionale.</text:p>
      <text:p text:style-name="Text_20_body"><text:span text:style-name="Strong_20_Emphasis">Sintesi delle differenze principali:</text:span></text:p>
      <text:list text:style-name="L4">
        <text:list-item>
          <text:p text:style-name="P16"><text:span text:style-name="Strong_20_Emphasis">Dijkstra</text:span> garantisce sempre la soluzione ottimale, ma esplora indiscriminatamente tutti i percorsi possibili, risultando spesso inefficiente in scenari complessi o di grandi dimensioni.</text:p>
        </text:list-item>
        <text:list-item>
          <text:p text:style-name="P16"><text:span text:style-name="Strong_20_Emphasis">A*</text:span> conserva l’ottimalità a patto di usare un’euristica ammissibile, ma ottimizza l’esplorazione guidando la ricerca in direzione della destinazione, riducendo il numero di nodi visitati.</text:p>
        </text:list-item>
      </text:list>
      <text:p text:style-name="Text_20_body"><text:span text:style-name="Strong_20_Emphasis">Quando usare uno rispetto all’altro:</text:span></text:p>
      <text:list text:style-name="L5">
        <text:list-item>
          <text:p text:style-name="P17"><text:span text:style-name="Strong_20_Emphasis">Dijkstra</text:span> è preferibile quando non si dispone di informazioni sulla posizione della destinazione o in presenza di grafi con struttura irregolare e senza coordinate spaziali (ad esempio, reti logiche o topologie astratte).</text:p>
        </text:list-item>
        <text:list-item>
          <text:p text:style-name="P17"><text:span text:style-name="Strong_20_Emphasis">A*</text:span> è più indicato in contesti spaziali o geografici, come la navigazione urbana o la robotica mobile, dove è possibile sfruttare una buona euristica basata su coordinate. In questi casi, la maggiore efficienza di A* si traduce in tempi di calcolo sensibilmente inferiori.</text:p>
        </text:list-item>
      </text:list>
      <text:p text:style-name="Text_20_body"><text:span text:style-name="Strong_20_Emphasis">Possibili miglioramenti e sviluppi futuri:</text:span></text:p>
      <text:list text:style-name="L6">
        <text:list-item>
          <text:p text:style-name="P18"><text:span text:style-name="Strong_20_Emphasis">Euristiche personalizzate</text:span>: progettare euristiche su misura, ad esempio basate sul profilo del traffico, sulla priorità delle strade o su vincoli ambientali (ZTL, pendenze), può rendere l’algoritmo ancora più performante e adatto a casi d’uso reali.</text:p>
        </text:list-item>
        <text:list-item>
          <text:p text:style-name="P18"><text:span text:style-name="Strong_20_Emphasis">Integrazione con dati dinamici</text:span>: combinare A* con dati in tempo reale, come condizioni del traffico o lavori stradali, consente un pathfinding adattivo, più vicino al comportamento di un sistema di navigazione moderno.</text:p>
        </text:list-item>
      </text:list>
      <text:p text:style-name="Text_20_body">In conclusione, la scelta tra Dijkstra e A* non dipende solo dal tipo di grafo, ma anche dal contesto applicativo e dalle risorse disponibili. A* rappresenta generalmente la scelta preferita per i veicoli autonomi grazie al miglior compromesso tra precisione e velocità, soprattutto se accompagnato da un’euristica efficace.</text:p>
      <text:p text:style-name="P19"><text:span text:style-name="T5"/></text:p>
      <text:p text:style-name="P19"><text:span text:style-name="T5">7. Appendice <text:line-break/></text:span><text:span text:style-name="T6">Codice Python</text:span></text:p>
      <text:p text:style-name="P20">Link a repo Git (se richiesto)</text:p>
      <text:p text:style-name="P20"><text:span text:style-name="T2">L</text:span>ibrerie utilizzate (heapq, matplotlib, <text:span text:style-name="T2">osmn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20:33:24.421282824</meta:creation-date>
    <meta:editing-duration>PT9S</meta:editing-duration>
    <meta:editing-cycles>2</meta:editing-cycles>
    <meta:generator>LibreOffice/24.8.7.2$Linux_X86_64 LibreOffice_project/f4f281f562fb585d46b0af5755dfe1eb6adc047f</meta:generator>
    <dc:date>2025-05-18T20:33:32.790544296</dc:date>
    <meta:document-statistic meta:table-count="0" meta:image-count="0" meta:object-count="0" meta:page-count="4" meta:paragraph-count="48" meta:word-count="1178" meta:character-count="7976" meta:non-whitespace-character-count="6856"/>
  </office:meta>
</office:document-meta>
</file>